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ff0e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weight="bold" officeooo:paragraph-rsid="001ff0e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3092dd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paragraph-rsid="001ff0e4"/>
    </style:style>
    <style:style style:name="P11" style:family="paragraph" style:parent-style-name="Standard">
      <style:paragraph-properties fo:text-align="start" style:justify-single-word="false"/>
      <style:text-properties officeooo:paragraph-rsid="0038dc6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ff0e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7af2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3d0b2a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1ff0e4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33ad02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1ff0e4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1ff0e4"/>
    </style:style>
    <style:style style:name="P19" style:family="paragraph" style:parent-style-name="Standard" style:list-style-name="L8">
      <style:paragraph-properties fo:text-align="start" style:justify-single-word="false"/>
      <style:text-properties officeooo:paragraph-rsid="003092d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c08e" officeooo:paragraph-rsid="003ac08e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3092d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officeooo:paragraph-rsid="001ff0e4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officeooo:paragraph-rsid="001ff0e4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officeooo:paragraph-rsid="001ff0e4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" officeooo:rsid="002f642b" officeooo:paragraph-rsid="002f642b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officeooo:rsid="002f642b" officeooo:paragraph-rsid="0037a06d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399f7e" officeooo:paragraph-rsid="00399f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25360f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d39a8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934a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58b3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7a06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f250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328ad5" style:font-size-asian="12pt" style:font-weight-asian="normal" style:font-size-complex="12pt" style:font-weight-complex="normal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37a06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officeooo:rsid="002f642b"/>
    </style:style>
    <style:style style:name="T2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29cb2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36ff55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399f7e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3ad02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3da802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bold" officeooo:rsid="0025b1a4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2b7205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354c91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3731cd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7a06d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38dc6c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33ad02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3da802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officeooo:rsid="0030e010"/>
    </style:style>
    <style:style style:name="T51" style:family="text">
      <style:text-properties officeooo:rsid="003caa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5</text:span><text:span text:style-name="T3">0</text:span><text:span text:style-name="T2">1</text:span><text:span text:style-name="T4"> - </text:span><text:span text:style-name="T5">A/G </text:span><text:span text:style-name="T6">- </text:span><text:span text:style-name="T2">All</text:span></text:p>
      <text:p text:style-name="P2"/>
      <text:p text:style-name="P3">Master Arm ... ON</text:p>
      <text:p text:style-name="P4">Weapon launch mode ... Manual</text:p>
      <text:p text:style-name="P4">Laser designator ... Armed</text:p>
      <text:p text:style-name="P11"><text:span text:style-name="T39">HMS ... ON (</text:span><text:span text:style-name="T42">Coll </text:span><text:span text:style-name="T43">Index Finger Hat </text:span><text:span text:style-name="T44">up</text:span><text:span text:style-name="T39">)</text:span></text:p>
      <text:p text:style-name="P6"/>
      <text:p text:style-name="P5">Lock a target with Shkval</text:p>
      <text:list xml:id="list3106846922" text:style-name="L1">
        <text:list-item>
          <text:p text:style-name="P14"><text:span text:style-name="T30">P</text:span><text:span text:style-name="T34">ress </text:span><text:span text:style-name="T46">Coll Index Finger Hat forward</text:span><text:span text:style-name="T34"> to toggle HMS sight.</text:span></text:p>
        </text:list-item>
        <text:list-item>
          <text:p text:style-name="P12"><text:span text:style-name="T30">Press and hold </text:span><text:span text:style-name="T39">Shkval uncage</text:span><text:span text:style-name="T30"> (</text:span><text:span text:style-name="T36">Coll</text:span><text:span text:style-name="T35"> </text:span><text:span text:style-name="T41">Trigger 1st stage</text:span><text:span text:style-name="T30">) to turn on Shkval TV monitor and slave Shkval to HMS. <text:s/>Let go of </text:span><text:span text:style-name="T39">Shkval uncage</text:span><text:span text:style-name="T30"> button when looking at or near target.</text:span></text:p>
        </text:list-item>
        <text:list-item>
          <text:p text:style-name="P12"><text:span text:style-name="T26">Set </text:span><text:span text:style-name="T27">Shkval target frame size (</text:span><text:span text:style-name="T36">Coll </text:span><text:span text:style-name="T41">Middle Hat left/right</text:span><text:span text:style-name="T27">) (usually smallest seems best).</text:span></text:p>
        </text:list-item>
        <text:list-item>
          <text:p text:style-name="P12"><text:span text:style-name="T26">Set</text:span><text:span text:style-name="T27"> Shkval zoom (</text:span><text:span text:style-name="T35">C</text:span><text:span text:style-name="T36">oll</text:span><text:span text:style-name="T35"> M</text:span><text:span text:style-name="T41">iddle Hat forward/back</text:span><text:span text:style-name="T27">).</text:span></text:p>
        </text:list-item>
        <text:list-item>
          <text:p text:style-name="P12"><text:span text:style-name="T27">Use </text:span><text:span text:style-name="T36">Coll</text:span><text:span text:style-name="T35"> </text:span><text:span text:style-name="T41">Ministick</text:span><text:span text:style-name="T27"> to slew target frame over target, press </text:span><text:span text:style-name="T35">Coll </text:span><text:span text:style-name="T41">Ministick</text:span><text:span text:style-name="T37"> </text:span><text:span text:style-name="T39">press</text:span><text:span text:style-name="T27"> to laser range and lock. <text:s/>You may get a ground lock ("</text:span><text:span text:style-name="T37">ТГ</text:span><text:span text:style-name="T27">" on upper left of Shkval) or a contrast lock ("</text:span><text:span text:style-name="T37">TA</text:span><text:span text:style-name="T27">" on upper right).</text:span></text:p>
        </text:list-item>
        <text:list-item>
          <text:p text:style-name="P20"><text:span text:style-name="T1">Both types of locks can guide/direct weapons</text:span>. <text:s/>Contrast locks are more reliable, but may not be achievable in other than bright and clear weather, except at close range.</text:p>
        </text:list-item>
      </text:list>
      <text:list xml:id="list2645011670" text:style-name="L2">
        <text:list-item>
          <text:list>
            <text:list-item>
              <text:p text:style-name="P25"><text:span text:style-name="T13">Ground locks may sometimes lose their lock and the Shkval can start drifting around, sometimes a lot. <text:s/>Re-lasing periodically (every 5 to 15 seconds) can help it keep the lock. <text:s/>Fast flight or maneuvering can also cause it to lose the lock. <text:s/></text:span><text:span text:style-name="T14">If it gets really goofed up, try resetting your targeting system (Coll Metal Switch 3 back) and then Coll Red Button press to lock the target again.</text:span></text:p>
            </text:list-item>
          </text:list>
        </text:list-item>
      </text:list>
      <text:list xml:id="list121808049660360" text:continue-list="list3106846922" text:style-name="L1">
        <text:list-item>
          <text:p text:style-name="P20">Once laser-ranged, it will use triangulation and your doppler system from then on to calculate the range. <text:s/>That means the range may not always be accurate. <text:s/>Doesn't matter for the beam-riding Vikhrs, but for cannon accuracy you may need to re-lase frequently.</text:p>
        </text:list-item>
        <text:list-item>
          <text:p text:style-name="P20">Your laser will eventually overheat, but it should take quite a while, since it's not in continuous operation unless it's guiding a missile, or you're hitting the lock button constantly.</text:p>
        </text:list-item>
        <text:list-item>
          <text:p text:style-name="P13"><text:span text:style-name="T37">To unlock</text:span><text:span text:style-name="T27">, </text:span><text:span text:style-name="T37">press and hold </text:span><text:span text:style-name="T35">Coll</text:span><text:span text:style-name="T36"> </text:span><text:span text:style-name="T41">Ministick</text:span><text:span text:style-name="T37"> </text:span><text:span text:style-name="T39">press</text:span><text:span text:style-name="T27"> and </text:span><text:span text:style-name="T37">slew</text:span><text:span text:style-name="T27"> in any direction.</text:span></text:p>
        </text:list-item>
      </text:list>
      <text:p text:style-name="P7"/>
      <text:p text:style-name="P8"><text:bookmark text:name="firstHeading"/>9K121 Vikhr <text:span text:style-name="T24">(AT-16 Scallion) ATGM</text:span></text:p>
      <text:list xml:id="list93682565" text:style-name="L3">
        <text:list-item>
          <text:p text:style-name="P23"><text:span text:style-name="T51">(</text:span>Note: ATGM Temperature knob on right rear wall has no function in game.<text:span text:style-name="T51">)</text:span></text:p>
        </text:list-item>
      </text:list>
      <text:list xml:id="list1225070612" text:style-name="L4">
        <text:list-item>
          <text:p text:style-name="P21">Select Vikhr missiles (<text:span text:style-name="T1">Gray Reset Hat left</text:span> for outboard stations). <text:s/>This should make a launch circle appear on your HUD.</text:p>
        </text:list-item>
        <text:list-item>
          <text:p text:style-name="P21">Stores panel under Shkval should say "<text:span text:style-name="T1">ПC</text:span>"; first number is how many missiles you have left, second number is cannon rounds x10.</text:p>
        </text:list-item>
        <text:list-item>
          <text:p text:style-name="P21">Lock target with Shkval as described above.</text:p>
        </text:list-item>
        <text:list-item>
          <text:p text:style-name="P15"><text:span text:style-name="T37">Vikhrs range is 8.0 km/</text:span><text:span text:style-name="T40">4.3 nmi</text:span><text:span text:style-name="T37"> max, 800 m/</text:span><text:span text:style-name="T40">0.4 nmi</text:span><text:span text:style-name="T37"> min.</text:span><text:span text:style-name="T28"> (You can go up to 9 </text:span><text:span text:style-name="T26">km/</text:span><text:span text:style-name="T31">4.9 nmi</text:span><text:span text:style-name="T26"> </text:span><text:span text:style-name="T28">or </text:span><text:span text:style-name="T26">more</text:span><text:span text:style-name="T28"> if you're shooting down.)</text:span></text:p>
        </text:list-item>
      </text:list>
      <text:list xml:id="list3080935917" text:style-name="L5">
        <text:list-item>
          <text:list>
            <text:list-item>
              <text:p text:style-name="P16"><text:span text:style-name="T28">Y</text:span><text:span text:style-name="T33">ou can use </text:span><text:span text:style-name="T45">A/A mode</text:span><text:span text:style-name="T33"> (</text:span><text:span text:style-name="T45">Coll </text:span><text:span text:style-name="T41">Trim Hat left</text:span><text:span text:style-name="T33">) to make the missile trigger with a </text:span><text:span text:style-name="T32">5-meter </text:span><text:span text:style-name="T33">proximity fuse at or just past the target, or </text:span><text:span text:style-name="T45">A/A Head On</text:span><text:span text:style-name="T33"> (</text:span><text:span text:style-name="T45">Coll </text:span><text:span text:style-name="T41">Trim Hat right</text:span><text:span text:style-name="T33">) to trigger the proximity fuze just before the target.</text:span></text:p>
            </text:list-item>
            <text:list-item>
              <text:p text:style-name="P30"><text:span text:style-name="T33">G</text:span><text:span text:style-name="T25">round and ocean don't set off the prox fuse, but some trees or buildings may. <text:s/>Prox-fused missiles should still kill light armor up to BTRs, but are ineffective against tanks.</text:span></text:p>
            </text:list-item>
          </text:list>
        </text:list-item>
      </text:list>
      <text:list xml:id="list121808491761220" text:continue-list="list1225070612" text:style-name="L4">
        <text:list-item>
          <text:p text:style-name="P15"><text:span text:style-name="T27">Once you are locked and in range, put the Vikhrs launch circle on the HUD over the target circle, press and hold </text:span><text:span text:style-name="T37">Red Button</text:span><text:span text:style-name="T27"> </text:span><text:span text:style-name="T26">to fire</text:span><text:span text:style-name="T27">. <text:s/>You can still fire even if the circles aren't lined up, but the missile may waste energy trying to get back into the laser beam, and may weave around excessively.</text:span></text:p>
        </text:list-item>
        <text:list-item>
          <text:p text:style-name="P26"><text:span text:style-name="T13">When finished, </text:span><text:span text:style-name="T7">reset targeting system</text:span><text:span text:style-name="T13"> </text:span><text:span text:style-name="T12">(</text:span><text:span text:style-name="T8">Coll </text:span><text:span text:style-name="T10">Index Finger Hat down</text:span><text:span text:style-name="T12">)</text:span><text:span text:style-name="T13">. <text:s/>That will deselect all weapons, turn off the Shkval, and reset the HUD to nav mode.</text:span></text:p>
        </text:list-item>
      </text:list>
      <text:p text:style-name="P7"/>
      <text:p text:style-name="P10"><text:span text:style-name="T38">2A42 Cannon -- 30 mm</text:span><text:span text:style-name="T37">, </text:span><text:span text:style-name="T38">220 rounds AP, 240 rounds HE</text:span></text:p>
      <text:list xml:id="list3471952976" text:style-name="L6">
        <text:list-item>
          <text:p text:style-name="P27"><text:span text:style-name="T13">Select Cannon (</text:span><text:span text:style-name="T7">Gray Reset Hat </text:span><text:span text:style-name="T9">back</text:span><text:span text:style-name="T13">). <text:s/>This should make the cannon slew limits rectangle appear on your HUD.</text:span></text:p>
        </text:list-item>
        <text:list-item>
          <text:p text:style-name="P22">Stores panel under Shkval should be blank except for the number on the far right, which is cannon rounds x10 for your current ammo type.</text:p>
        </text:list-item>
        <text:list-item>
          <text:p text:style-name="P17"><text:span text:style-name="T29">Set</text:span><text:span text:style-name="T27"> cannon </text:span><text:span text:style-name="T38">burst length</text:span><text:span text:style-name="T29">,</text:span><text:span text:style-name="T27"> </text:span><text:span text:style-name="T37">ammo type</text:span><text:span text:style-name="T27">,</text:span><text:span text:style-name="T30"> and </text:span><text:span text:style-name="T39">ROF switch</text:span><text:span text:style-name="T38">es</text:span><text:span text:style-name="T30"> (</text:span><text:span text:style-name="T27">center console under stores panel) (</text:span><text:span text:style-name="T37">Dish Hat left</text:span><text:span text:style-name="T27"> for ammo type, </text:span><text:span text:style-name="T39">Dish Hat </text:span><text:span text:style-name="T37">right</text:span><text:span text:style-name="T27"> for </text:span><text:span text:style-name="T30">ROF</text:span><text:span text:style-name="T27">)</text:span></text:p>
        </text:list-item>
      </text:list>
      <text:p text:style-name="P9"><text:span text:style-name="T13">U</text:span><text:span text:style-name="T11">sing Shkval targeting system for automatic tracking</text:span></text:p>
      <text:list xml:id="list121808536437565" text:continue-numbering="true" text:style-name="L6">
        <text:list-item>
          <text:p text:style-name="P22">Lock target with Shkval as described above.</text:p>
        </text:list-item>
      </text:list>
      <text:list xml:id="list100434847" text:style-name="L7">
        <text:list-item>
          <text:list>
            <text:list-item>
              <text:p text:style-name="P18"><text:span text:style-name="T37">Cannon range is about 3.5 km/</text:span><text:span text:style-name="T40">1.9 nmi</text:span><text:span text:style-name="T37"> max</text:span><text:span text:style-name="T27">, although accuracy will be poor at that range. <text:s/></text:span><text:span text:style-name="T37">Re-lase frequently</text:span><text:span text:style-name="T27"> to make sure the range doesn't drift.</text:span></text:p>
            </text:list-item>
          </text:list>
        </text:list-item>
      </text:list>
      <text:list xml:id="list121807919533581" text:continue-list="list121808536437565" text:style-name="L6">
        <text:list-item>
          <text:p text:style-name="P27"><text:span text:style-name="T13">Once you are locked and in range, put the target circle inside the cannon slew limits rectangle on the HUD. <text:s/>Fire with </text:span><text:span text:style-name="T4">T</text:span><text:span text:style-name="T7">rigger</text:span><text:span text:style-name="T13">.</text:span></text:p>
        </text:list-item>
        <text:list-item>
          <text:p text:style-name="P28"><text:span text:style-name="T13">When finished, </text:span><text:span text:style-name="T7">reset targeting system</text:span><text:span text:style-name="T13"> </text:span><text:span text:style-name="T12">(</text:span><text:span text:style-name="T8">Coll </text:span><text:span text:style-name="T10">Index Finger Hat down</text:span><text:span text:style-name="T12">) </text:span><text:span text:style-name="T11">and deselect cannon (Gray Reset Hat back)</text:span><text:span text:style-name="T13">. <text:s/>That will deselect all weapons, turn off the Shkval, and reset the HUD to nav mode.</text:span></text:p>
        </text:list-item>
      </text:list>
      <text:p text:style-name="P9"><text:span text:style-name="T15">U</text:span><text:span text:style-name="T11">sing boresight mode for manual aimin</text:span><text:span text:style-name="T16">g</text:span></text:p>
      <text:list xml:id="list1025375078" text:style-name="L8">
        <text:list-item>
          <text:p text:style-name="P19"><text:span text:style-name="T47">Set Autotracking switch to </text:span><text:span text:style-name="T48">TS</text:span><text:span text:style-name="T47"> (</text:span><text:span text:style-name="T49">Dish Hat press to toggle</text:span><text:span text:style-name="T48">) (</text:span><text:span text:style-name="T47">left console next to laser designator arming switch)</text:span></text:p>
        </text:list-item>
        <text:list-item>
          <text:p text:style-name="P19"><text:span text:style-name="T47">HUD will show cannon </text:span><text:span text:style-name="T48">pipper </text:span><text:span text:style-name="T47">fixed in place</text:span><text:span text:style-name="T48">. <text:s/>Shkval will show image boresighted to gun pipper.</text:span></text:p>
        </text:list-item>
        <text:list-item>
          <text:p text:style-name="P24"><text:span text:style-name="T50">Put pipper on target and f</text:span>ire with <text:span text:style-name="T1">Trigger</text:span>.</text:p>
        </text:list-item>
        <text:list-item>
          <text:p text:style-name="P29"><text:span text:style-name="T18">When finished, </text:span><text:span text:style-name="T21">reset targeting system</text:span><text:span text:style-name="T18"> </text:span><text:span text:style-name="T19">(</text:span><text:span text:style-name="T22">Coll </text:span><text:span text:style-name="T23">Index Finger Hat down</text:span><text:span text:style-name="T19">) </text:span><text:span text:style-name="T17">and deselect cannon (</text:span><text:span text:style-name="T20">Gray Reset Hat back</text:span><text:span text:style-name="T17">)</text:span><text:span text:style-name="T18">. <text:s/>That will deselect all weapons, turn off the Shkval, and reset the HUD to nav mod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4T12:18:06.579000000</dc:date>
    <meta:editing-duration>PT6H56M9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0" meta:word-count="844" meta:character-count="4679" meta:non-whitespace-character-count="3887"/>
  </office:meta>
</office:document-meta>
</file>